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33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d2eaf1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808080" fo:background-color="#d2ea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808080" fo:background-color="#d2ea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ackground-color="#d2eaf1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style-name="gr1" draw:text-style-name="P1" svg:width="191.21mm" svg:height="110.73mm" svg:x="112.47mm" svg:y="183.97mm">
            <draw:object draw:notify-on-update-of-ranges="Hoja1.C4:Hoja1.C14 Hoja1.F3:Hoja1.F3 Hoja1.F4:Hoja1.F14 Hoja1.D3:Hoja1.D3 Hoja1.D4:Hoja1.D6 Hoja1.E3:Hoja1.E3 Hoja1.E4:Hoja1.E13 Hoja1.M3:Hoja1.M3 Hoja1.M4:Hoja1.M6 Hoja1.N3:Hoja1.N3 Hoja1.N4:Hoja1.N13 Hoja1.O3:Hoja1.O3 Hoja1.O4:Hoja1.O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1.21mm" svg:height="110.73mm" svg:x="339.94mm" svg:y="178.22mm">
            <draw:object draw:notify-on-update-of-ranges="Hoja1.C4:Hoja1.C14 Hoja1.F3:Hoja1.F3 Hoja1.F4:Hoja1.F14 Hoja1.D3:Hoja1.D3 Hoja1.D4:Hoja1.D6 Hoja1.E3:Hoja1.E3 Hoja1.E4:Hoja1.E13 Hoja1.M3:Hoja1.M3 Hoja1.M4:Hoja1.M6 Hoja1.N3:Hoja1.N3 Hoja1.N4:Hoja1.N13 Hoja1.O3:Hoja1.O3 Hoja1.O4:Hoja1.O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table:number-columns-repeated="8"/>
          <table:table-cell office:value-type="string" calcext:value-type="string">
            <text:p>AT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ectores Locales PC</text:p>
          </table:table-cell>
          <table:table-cell office:value-type="string" calcext:value-type="string">
            <text:p>Vectores Globales PC</text:p>
          </table:table-cell>
          <table:table-cell office:value-type="string" calcext:value-type="string">
            <text:p>Vectores Dinamicos PC</text:p>
          </table:table-cell>
          <table:table-cell table:number-columns-repeated="6"/>
          <table:table-cell office:value-type="string" calcext:value-type="string">
            <text:p>Vectores Locales ATC</text:p>
          </table:table-cell>
          <table:table-cell office:value-type="string" calcext:value-type="string">
            <text:p>Vectores Globales ATC</text:p>
          </table:table-cell>
          <table:table-cell office:value-type="string" calcext:value-type="string">
            <text:p>Vectores Dinámicos ATC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524288" calcext:value-type="float">
            <text:p>524288</text:p>
          </table:table-cell>
          <table:table-cell table:style-name="ce6" office:value-type="float" office:value="0.000550342" calcext:value-type="float">
            <text:p>0,000550342</text:p>
          </table:table-cell>
          <table:table-cell table:style-name="ce6" office:value-type="float" office:value="0.000280399" calcext:value-type="float">
            <text:p>0,000280399</text:p>
          </table:table-cell>
          <table:table-cell table:style-name="ce6" office:value-type="float" office:value="0.000784934" calcext:value-type="float">
            <text:p>0,000784934</text:p>
          </table:table-cell>
          <table:table-cell table:number-columns-repeated="4"/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524288" calcext:value-type="float">
            <text:p>524288</text:p>
          </table:table-cell>
          <table:table-cell table:style-name="ce6" office:value-type="float" office:value="0.000212966" calcext:value-type="float">
            <text:p>0,000212966</text:p>
          </table:table-cell>
          <table:table-cell table:style-name="ce6" office:value-type="float" office:value="0.000241495" calcext:value-type="float">
            <text:p>0,000241495</text:p>
          </table:table-cell>
          <table:table-cell table:style-name="ce6" office:value-type="float" office:value="0.00019912" calcext:value-type="float">
            <text:p>0,00019912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131072" calcext:value-type="float">
            <text:p>131072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4" office:value-type="float" office:value="0.000768422" calcext:value-type="float">
            <text:p>0,000768422</text:p>
          </table:table-cell>
          <table:table-cell table:style-name="ce4" office:value-type="float" office:value="0.000658054" calcext:value-type="float">
            <text:p>0,000658054</text:p>
          </table:table-cell>
          <table:table-cell table:style-name="ce4" office:value-type="float" office:value="0.000834084" calcext:value-type="float">
            <text:p>0,000834084</text:p>
          </table:table-cell>
          <table:table-cell table:number-columns-repeated="4"/>
          <table:table-cell table:style-name="ce2" office:value-type="float" office:value="131072" calcext:value-type="float">
            <text:p>131072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4" office:value-type="float" office:value="0.00041493" calcext:value-type="float">
            <text:p>0,00041493</text:p>
          </table:table-cell>
          <table:table-cell table:style-name="ce4" office:value-type="float" office:value="0.000281041" calcext:value-type="float">
            <text:p>0,000281041</text:p>
          </table:table-cell>
          <table:table-cell table:style-name="ce4" office:value-type="float" office:value="0.000395574" calcext:value-type="float">
            <text:p>0,000395574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262144" calcext:value-type="float">
            <text:p>262144</text:p>
          </table:table-cell>
          <table:table-cell table:style-name="ce1" office:value-type="float" office:value="2097152" calcext:value-type="float">
            <text:p>2097152</text:p>
          </table:table-cell>
          <table:table-cell table:style-name="ce6" office:value-type="float" office:value="0.00137092" calcext:value-type="float">
            <text:p>0,00137092</text:p>
          </table:table-cell>
          <table:table-cell table:style-name="ce6" office:value-type="float" office:value="0.001423681" calcext:value-type="float">
            <text:p>0,001423681</text:p>
          </table:table-cell>
          <table:table-cell table:style-name="ce6" office:value-type="float" office:value="0.001377549" calcext:value-type="float">
            <text:p>0,001377549</text:p>
          </table:table-cell>
          <table:table-cell table:number-columns-repeated="4"/>
          <table:table-cell table:style-name="ce1" office:value-type="float" office:value="262144" calcext:value-type="float">
            <text:p>262144</text:p>
          </table:table-cell>
          <table:table-cell table:style-name="ce1" office:value-type="float" office:value="2097152" calcext:value-type="float">
            <text:p>2097152</text:p>
          </table:table-cell>
          <table:table-cell table:style-name="ce6" office:value-type="float" office:value="0.000407191" calcext:value-type="float">
            <text:p>0,000407191</text:p>
          </table:table-cell>
          <table:table-cell table:style-name="ce6" office:value-type="float" office:value="0.000427231" calcext:value-type="float">
            <text:p>0,000427231</text:p>
          </table:table-cell>
          <table:table-cell table:style-name="ce6" office:value-type="float" office:value="0.000819644" calcext:value-type="float">
            <text:p>0,000819644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524288" calcext:value-type="float">
            <text:p>524288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4"/>
          <table:table-cell table:style-name="ce4" office:value-type="float" office:value="0.002724558" calcext:value-type="float">
            <text:p>0,002724558</text:p>
          </table:table-cell>
          <table:table-cell table:style-name="ce4" office:value-type="float" office:value="0.002715429" calcext:value-type="float">
            <text:p>0,002715429</text:p>
          </table:table-cell>
          <table:table-cell table:number-columns-repeated="4"/>
          <table:table-cell table:style-name="ce2" office:value-type="float" office:value="524288" calcext:value-type="float">
            <text:p>524288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4"/>
          <table:table-cell table:style-name="ce4" office:value-type="float" office:value="0.000901312" calcext:value-type="float">
            <text:p>0,000901312</text:p>
          </table:table-cell>
          <table:table-cell table:style-name="ce4" office:value-type="float" office:value="0.00118519" calcext:value-type="float">
            <text:p>0,00118519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048576" calcext:value-type="float">
            <text:p>1048576</text:p>
          </table:table-cell>
          <table:table-cell table:style-name="ce1" office:value-type="float" office:value="8388608" calcext:value-type="float">
            <text:p>8388608</text:p>
          </table:table-cell>
          <table:table-cell table:style-name="ce6"/>
          <table:table-cell table:style-name="ce6" office:value-type="float" office:value="0.005391079" calcext:value-type="float">
            <text:p>0,005391079</text:p>
          </table:table-cell>
          <table:table-cell table:style-name="ce6" office:value-type="float" office:value="0.005398744" calcext:value-type="float">
            <text:p>0,005398744</text:p>
          </table:table-cell>
          <table:table-cell table:number-columns-repeated="4"/>
          <table:table-cell table:style-name="ce1" office:value-type="float" office:value="1048576" calcext:value-type="float">
            <text:p>1048576</text:p>
          </table:table-cell>
          <table:table-cell table:style-name="ce1" office:value-type="float" office:value="8388608" calcext:value-type="float">
            <text:p>8388608</text:p>
          </table:table-cell>
          <table:table-cell table:style-name="ce6"/>
          <table:table-cell table:style-name="ce6" office:value-type="float" office:value="0.001745551" calcext:value-type="float">
            <text:p>0,001745551</text:p>
          </table:table-cell>
          <table:table-cell table:style-name="ce6" office:value-type="float" office:value="0.002045793" calcext:value-type="float">
            <text:p>0,002045793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2097152" calcext:value-type="float">
            <text:p>2097152</text:p>
          </table:table-cell>
          <table:table-cell table:style-name="ce2" office:value-type="float" office:value="16777216" calcext:value-type="float">
            <text:p>16777216</text:p>
          </table:table-cell>
          <table:table-cell table:style-name="ce4"/>
          <table:table-cell table:style-name="ce4" office:value-type="float" office:value="0.010600948" calcext:value-type="float">
            <text:p>0,010600948</text:p>
          </table:table-cell>
          <table:table-cell table:style-name="ce4" office:value-type="float" office:value="0.01044574" calcext:value-type="float">
            <text:p>0,01044574</text:p>
          </table:table-cell>
          <table:table-cell table:number-columns-repeated="4"/>
          <table:table-cell table:style-name="ce2" office:value-type="float" office:value="2097152" calcext:value-type="float">
            <text:p>2097152</text:p>
          </table:table-cell>
          <table:table-cell table:style-name="ce2" office:value-type="float" office:value="16777216" calcext:value-type="float">
            <text:p>16777216</text:p>
          </table:table-cell>
          <table:table-cell table:style-name="ce4"/>
          <table:table-cell table:style-name="ce4" office:value-type="float" office:value="0.003254997" calcext:value-type="float">
            <text:p>0,003254997</text:p>
          </table:table-cell>
          <table:table-cell table:style-name="ce4" office:value-type="float" office:value="0.003643294" calcext:value-type="float">
            <text:p>0,003643294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4194304" calcext:value-type="float">
            <text:p>4194304</text:p>
          </table:table-cell>
          <table:table-cell table:style-name="ce1" office:value-type="float" office:value="33554432" calcext:value-type="float">
            <text:p>33554432</text:p>
          </table:table-cell>
          <table:table-cell table:style-name="ce6"/>
          <table:table-cell table:style-name="ce6" office:value-type="float" office:value="0.020982145" calcext:value-type="float">
            <text:p>0,020982145</text:p>
          </table:table-cell>
          <table:table-cell table:style-name="ce6" office:value-type="float" office:value="0.020691915" calcext:value-type="float">
            <text:p>0,020691915</text:p>
          </table:table-cell>
          <table:table-cell table:number-columns-repeated="4"/>
          <table:table-cell table:style-name="ce1" office:value-type="float" office:value="4194304" calcext:value-type="float">
            <text:p>4194304</text:p>
          </table:table-cell>
          <table:table-cell table:style-name="ce1" office:value-type="float" office:value="33554432" calcext:value-type="float">
            <text:p>33554432</text:p>
          </table:table-cell>
          <table:table-cell table:style-name="ce6"/>
          <table:table-cell table:style-name="ce6" office:value-type="float" office:value="0.006950998" calcext:value-type="float">
            <text:p>0,006950998</text:p>
          </table:table-cell>
          <table:table-cell table:style-name="ce6" office:value-type="float" office:value="0.006652596" calcext:value-type="float">
            <text:p>0,006652596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8388608" calcext:value-type="float">
            <text:p>8388608</text:p>
          </table:table-cell>
          <table:table-cell table:style-name="ce2" office:value-type="float" office:value="67108864" calcext:value-type="float">
            <text:p>67108864</text:p>
          </table:table-cell>
          <table:table-cell table:style-name="ce4"/>
          <table:table-cell table:style-name="ce4" office:value-type="float" office:value="0.041381084" calcext:value-type="float">
            <text:p>0,041381084</text:p>
          </table:table-cell>
          <table:table-cell table:style-name="ce4" office:value-type="float" office:value="0.042286913" calcext:value-type="float">
            <text:p>0,042286913</text:p>
          </table:table-cell>
          <table:table-cell table:number-columns-repeated="4"/>
          <table:table-cell table:style-name="ce2" office:value-type="float" office:value="8388608" calcext:value-type="float">
            <text:p>8388608</text:p>
          </table:table-cell>
          <table:table-cell table:style-name="ce2" office:value-type="float" office:value="67108864" calcext:value-type="float">
            <text:p>67108864</text:p>
          </table:table-cell>
          <table:table-cell table:style-name="ce4"/>
          <table:table-cell table:style-name="ce4" office:value-type="float" office:value="0.012847354" calcext:value-type="float">
            <text:p>0,012847354</text:p>
          </table:table-cell>
          <table:table-cell table:style-name="ce4" office:value-type="float" office:value="0.012839854" calcext:value-type="float">
            <text:p>0,012839854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float" office:value="16777216" calcext:value-type="float">
            <text:p>16777216</text:p>
          </table:table-cell>
          <table:table-cell table:style-name="ce1" office:value-type="float" office:value="134217728" calcext:value-type="float">
            <text:p>134217728</text:p>
          </table:table-cell>
          <table:table-cell table:style-name="ce6"/>
          <table:table-cell table:style-name="ce6" office:value-type="float" office:value="0.085118115" calcext:value-type="float">
            <text:p>0,085118115</text:p>
          </table:table-cell>
          <table:table-cell table:style-name="ce6" office:value-type="float" office:value="0.082563823" calcext:value-type="float">
            <text:p>0,082563823</text:p>
          </table:table-cell>
          <table:table-cell table:number-columns-repeated="4"/>
          <table:table-cell table:style-name="ce1" office:value-type="float" office:value="16777216" calcext:value-type="float">
            <text:p>16777216</text:p>
          </table:table-cell>
          <table:table-cell table:style-name="ce1" office:value-type="float" office:value="134217728" calcext:value-type="float">
            <text:p>134217728</text:p>
          </table:table-cell>
          <table:table-cell table:style-name="ce6"/>
          <table:table-cell table:style-name="ce6" office:value-type="float" office:value="0.055288089" calcext:value-type="float">
            <text:p>0,055288089</text:p>
          </table:table-cell>
          <table:table-cell table:style-name="ce6" office:value-type="float" office:value="0.052016561" calcext:value-type="float">
            <text:p>0,05201656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float" office:value="33554432" calcext:value-type="float">
            <text:p>33554432</text:p>
          </table:table-cell>
          <table:table-cell table:style-name="ce4" office:value-type="float" office:value="268435456" calcext:value-type="float">
            <text:p>268435456</text:p>
          </table:table-cell>
          <table:table-cell table:style-name="ce4"/>
          <table:table-cell table:style-name="ce4" office:value-type="float" office:value="0.196364695" calcext:value-type="float">
            <text:p>0,196364695</text:p>
          </table:table-cell>
          <table:table-cell table:style-name="ce4" office:value-type="float" office:value="0.168164597" calcext:value-type="float">
            <text:p>0,168164597</text:p>
          </table:table-cell>
          <table:table-cell table:number-columns-repeated="4"/>
          <table:table-cell table:style-name="ce2" office:value-type="float" office:value="33554432" calcext:value-type="float">
            <text:p>33554432</text:p>
          </table:table-cell>
          <table:table-cell table:style-name="ce4" office:value-type="float" office:value="268435456" calcext:value-type="float">
            <text:p>268435456</text:p>
          </table:table-cell>
          <table:table-cell table:style-name="ce4"/>
          <table:table-cell table:style-name="ce4" office:value-type="float" office:value="0.115089363" calcext:value-type="float">
            <text:p>0,115089363</text:p>
          </table:table-cell>
          <table:table-cell table:style-name="ce4" office:value-type="float" office:value="0.110657256" calcext:value-type="float">
            <text:p>0,110657256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float" office:value="67108864" calcext:value-type="float">
            <text:p>67108864</text:p>
          </table:table-cell>
          <table:table-cell table:style-name="ce5" office:value-type="float" office:value="536870912" calcext:value-type="float">
            <text:p>536870912</text:p>
          </table:table-cell>
          <table:table-cell table:style-name="ce5" table:number-columns-repeated="2"/>
          <table:table-cell table:style-name="ce5" office:value-type="float" office:value="0.38282296" calcext:value-type="float">
            <text:p>0,38282296</text:p>
          </table:table-cell>
          <table:table-cell table:number-columns-repeated="4"/>
          <table:table-cell table:style-name="ce3" office:value-type="float" office:value="67108864" calcext:value-type="float">
            <text:p>67108864</text:p>
          </table:table-cell>
          <table:table-cell table:style-name="ce5" office:value-type="float" office:value="536870912" calcext:value-type="float">
            <text:p>536870912</text:p>
          </table:table-cell>
          <table:table-cell table:style-name="ce5" table:number-columns-repeated="2"/>
          <table:table-cell table:style-name="ce5" office:value-type="float" office:value="0.218749177" calcext:value-type="float">
            <text:p>0,218749177</text:p>
          </table:table-cell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3:12:45.1896028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Microsoft Office</meta:initial-creator>
    <meta:creation-date>2021-03-16T11:41:05</meta:creation-date>
    <dc:date>2021-03-18T13:23:42.354233361</dc:date>
    <meta:generator>LibreOffice/6.0.7.3$Linux_X86_64 LibreOffice_project/00m0$Build-3</meta:generator>
    <meta:editing-duration>PT22M22S</meta:editing-duration>
    <meta:editing-cycles>4</meta:editing-cycles>
    <meta:document-statistic meta:table-count="1" meta:cell-count="100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22cm" svg:height="11.074cm" xlink:href=".." xlink:type="simple" chart:class="chart:line" chart:style-name="ch1">
        <chart:legend chart:legend-position="end" svg:x="13.889cm" svg:y="3.993cm" style:legend-expansion="high" chart:style-name="ch2"/>
        <chart:plot-area chart:style-name="ch3" table:cell-range-address="Hoja1.C3:Hoja1.C14 Hoja1.F3:Hoja1.F14 Hoja1.D3:Hoja1.D6 Hoja1.E3:Hoja1.E13 Hoja1.M3:Hoja1.M6 Hoja1.N3:Hoja1.N13 Hoja1.O3:Hoja1.O14" chart:data-source-has-labels="both" svg:x="0.382cm" svg:y="0.221cm" svg:width="13.125cm" svg:height="10.632cm">
          <chartooo:coordinate-region svg:x="1.31cm" svg:y="0.221cm" svg:width="12.057cm" svg:height="8.723cm"/>
          <chart:axis chart:dimension="x" chart:name="primary-x" chart:style-name="ch4" chartooo:axis-type="auto">
            <chartooo:date-scale/>
            <chart:categories table:cell-range-address="Hoja1.C4:Hoja1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4:Hoja1.F14" chart:label-cell-address="Hoja1.F3:Hoja1.F3" chart:class="chart:line">
            <chart:data-point chart:repeated="11"/>
          </chart:series>
          <chart:series chart:style-name="ch8" chart:values-cell-range-address="Hoja1.D4:Hoja1.D6" chart:label-cell-address="Hoja1.D3:Hoja1.D3" chart:class="chart:line">
            <chart:data-point chart:repeated="3"/>
          </chart:series>
          <chart:series chart:style-name="ch9" chart:values-cell-range-address="Hoja1.E4:Hoja1.E13" chart:label-cell-address="Hoja1.E3:Hoja1.E3" chart:class="chart:line">
            <chart:data-point chart:repeated="10"/>
          </chart:series>
          <chart:series chart:style-name="ch10" chart:values-cell-range-address="Hoja1.M4:Hoja1.M6" chart:label-cell-address="Hoja1.M3:Hoja1.M3" chart:class="chart:line">
            <chart:data-point chart:repeated="3"/>
          </chart:series>
          <chart:series chart:style-name="ch11" chart:values-cell-range-address="Hoja1.N4:Hoja1.N13" chart:label-cell-address="Hoja1.N3:Hoja1.N3" chart:class="chart:line">
            <chart:data-point chart:repeated="10"/>
          </chart:series>
          <chart:series chart:style-name="ch12" chart:values-cell-range-address="Hoja1.O4:Hoja1.O14" chart:label-cell-address="Hoja1.O3:Hoja1.O3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es Dinamicos PC</text:p>
                <draw:g>
                  <svg:desc>Hoja1.F3:Hoja1.F3</svg:desc>
                </draw:g>
              </table:table-cell>
              <table:table-cell office:value-type="string">
                <text:p>Vectores Locales PC</text:p>
                <draw:g>
                  <svg:desc>Hoja1.D3:Hoja1.D3</svg:desc>
                </draw:g>
              </table:table-cell>
              <table:table-cell office:value-type="string">
                <text:p>Vectores Globales PC</text:p>
                <draw:g>
                  <svg:desc>Hoja1.E3:Hoja1.E3</svg:desc>
                </draw:g>
              </table:table-cell>
              <table:table-cell office:value-type="string">
                <text:p>Vectores Locales ATC</text:p>
                <draw:g>
                  <svg:desc>Hoja1.M3:Hoja1.M3</svg:desc>
                </draw:g>
              </table:table-cell>
              <table:table-cell office:value-type="string">
                <text:p>Vectores Globales ATC</text:p>
                <draw:g>
                  <svg:desc>Hoja1.N3:Hoja1.N3</svg:desc>
                </draw:g>
              </table:table-cell>
              <table:table-cell office:value-type="string">
                <text:p>Vectores Dinámicos ATC</text:p>
                <draw:g>
                  <svg:desc>Hoja1.O3:Hoja1.O3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C4:Hoja1.C14</svg:desc>
                </draw:g>
              </table:table-cell>
              <table:table-cell office:value-type="float" office:value="0.000784934">
                <text:p>0.000784934</text:p>
                <draw:g>
                  <svg:desc>Hoja1.F4:Hoja1.F14</svg:desc>
                </draw:g>
              </table:table-cell>
              <table:table-cell office:value-type="float" office:value="0.000550342">
                <text:p>0.000550342</text:p>
                <draw:g>
                  <svg:desc>Hoja1.D4:Hoja1.D6</svg:desc>
                </draw:g>
              </table:table-cell>
              <table:table-cell office:value-type="float" office:value="0.000280399">
                <text:p>0.000280399</text:p>
                <draw:g>
                  <svg:desc>Hoja1.E4:Hoja1.E13</svg:desc>
                </draw:g>
              </table:table-cell>
              <table:table-cell office:value-type="float" office:value="0.000212966">
                <text:p>0.000212966</text:p>
                <draw:g>
                  <svg:desc>Hoja1.M4:Hoja1.M6</svg:desc>
                </draw:g>
              </table:table-cell>
              <table:table-cell office:value-type="float" office:value="0.000241495">
                <text:p>0.000241495</text:p>
                <draw:g>
                  <svg:desc>Hoja1.N4:Hoja1.N13</svg:desc>
                </draw:g>
              </table:table-cell>
              <table:table-cell office:value-type="float" office:value="0.00019912">
                <text:p>0.00019912</text:p>
                <draw:g>
                  <svg:desc>Hoja1.O4:Hoja1.O14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834084">
                <text:p>0.000834084</text:p>
              </table:table-cell>
              <table:table-cell office:value-type="float" office:value="0.000768422">
                <text:p>0.000768422</text:p>
              </table:table-cell>
              <table:table-cell office:value-type="float" office:value="0.000658054">
                <text:p>0.000658054</text:p>
              </table:table-cell>
              <table:table-cell office:value-type="float" office:value="0.00041493">
                <text:p>0.00041493</text:p>
              </table:table-cell>
              <table:table-cell office:value-type="float" office:value="0.000281041">
                <text:p>0.000281041</text:p>
              </table:table-cell>
              <table:table-cell office:value-type="float" office:value="0.000395574">
                <text:p>0.00039557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377549">
                <text:p>0.001377549</text:p>
              </table:table-cell>
              <table:table-cell office:value-type="float" office:value="0.00137092">
                <text:p>0.00137092</text:p>
              </table:table-cell>
              <table:table-cell office:value-type="float" office:value="0.001423681">
                <text:p>0.001423681</text:p>
              </table:table-cell>
              <table:table-cell office:value-type="float" office:value="0.000407191">
                <text:p>0.000407191</text:p>
              </table:table-cell>
              <table:table-cell office:value-type="float" office:value="0.000427231">
                <text:p>0.000427231</text:p>
              </table:table-cell>
              <table:table-cell office:value-type="float" office:value="0.000819644">
                <text:p>0.00081964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2715429">
                <text:p>0.002715429</text:p>
              </table:table-cell>
              <table:table-cell office:value-type="float" office:value="NaN">
                <text:p>NaN</text:p>
              </table:table-cell>
              <table:table-cell office:value-type="float" office:value="0.002724558">
                <text:p>0.002724558</text:p>
              </table:table-cell>
              <table:table-cell office:value-type="float" office:value="NaN">
                <text:p>NaN</text:p>
              </table:table-cell>
              <table:table-cell office:value-type="float" office:value="0.000901312">
                <text:p>0.000901312</text:p>
              </table:table-cell>
              <table:table-cell office:value-type="float" office:value="0.00118519">
                <text:p>0.0011851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5398744">
                <text:p>0.005398744</text:p>
              </table:table-cell>
              <table:table-cell office:value-type="float" office:value="NaN">
                <text:p>NaN</text:p>
              </table:table-cell>
              <table:table-cell office:value-type="float" office:value="0.005391079">
                <text:p>0.005391079</text:p>
              </table:table-cell>
              <table:table-cell office:value-type="float" office:value="NaN">
                <text:p>NaN</text:p>
              </table:table-cell>
              <table:table-cell office:value-type="float" office:value="0.001745551">
                <text:p>0.001745551</text:p>
              </table:table-cell>
              <table:table-cell office:value-type="float" office:value="0.002045793">
                <text:p>0.00204579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1044574">
                <text:p>0.01044574</text:p>
              </table:table-cell>
              <table:table-cell office:value-type="float" office:value="NaN">
                <text:p>NaN</text:p>
              </table:table-cell>
              <table:table-cell office:value-type="float" office:value="0.010600948">
                <text:p>0.010600948</text:p>
              </table:table-cell>
              <table:table-cell office:value-type="float" office:value="NaN">
                <text:p>NaN</text:p>
              </table:table-cell>
              <table:table-cell office:value-type="float" office:value="0.003254997">
                <text:p>0.003254997</text:p>
              </table:table-cell>
              <table:table-cell office:value-type="float" office:value="0.003643294">
                <text:p>0.003643294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020691915">
                <text:p>0.020691915</text:p>
              </table:table-cell>
              <table:table-cell office:value-type="float" office:value="NaN">
                <text:p>NaN</text:p>
              </table:table-cell>
              <table:table-cell office:value-type="float" office:value="0.020982145">
                <text:p>0.020982145</text:p>
              </table:table-cell>
              <table:table-cell office:value-type="float" office:value="NaN">
                <text:p>NaN</text:p>
              </table:table-cell>
              <table:table-cell office:value-type="float" office:value="0.006950998">
                <text:p>0.006950998</text:p>
              </table:table-cell>
              <table:table-cell office:value-type="float" office:value="0.006652596">
                <text:p>0.006652596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042286913">
                <text:p>0.042286913</text:p>
              </table:table-cell>
              <table:table-cell office:value-type="float" office:value="NaN">
                <text:p>NaN</text:p>
              </table:table-cell>
              <table:table-cell office:value-type="float" office:value="0.041381084">
                <text:p>0.041381084</text:p>
              </table:table-cell>
              <table:table-cell office:value-type="float" office:value="NaN">
                <text:p>NaN</text:p>
              </table:table-cell>
              <table:table-cell office:value-type="float" office:value="0.012847354">
                <text:p>0.012847354</text:p>
              </table:table-cell>
              <table:table-cell office:value-type="float" office:value="0.012839854">
                <text:p>0.012839854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0.082563823">
                <text:p>0.082563823</text:p>
              </table:table-cell>
              <table:table-cell office:value-type="float" office:value="NaN">
                <text:p>NaN</text:p>
              </table:table-cell>
              <table:table-cell office:value-type="float" office:value="0.085118115">
                <text:p>0.085118115</text:p>
              </table:table-cell>
              <table:table-cell office:value-type="float" office:value="NaN">
                <text:p>NaN</text:p>
              </table:table-cell>
              <table:table-cell office:value-type="float" office:value="0.055288089">
                <text:p>0.055288089</text:p>
              </table:table-cell>
              <table:table-cell office:value-type="float" office:value="0.052016561">
                <text:p>0.052016561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0.168164597">
                <text:p>0.168164597</text:p>
              </table:table-cell>
              <table:table-cell office:value-type="float" office:value="NaN">
                <text:p>NaN</text:p>
              </table:table-cell>
              <table:table-cell office:value-type="float" office:value="0.196364695">
                <text:p>0.196364695</text:p>
              </table:table-cell>
              <table:table-cell office:value-type="float" office:value="NaN">
                <text:p>NaN</text:p>
              </table:table-cell>
              <table:table-cell office:value-type="float" office:value="0.115089363">
                <text:p>0.115089363</text:p>
              </table:table-cell>
              <table:table-cell office:value-type="float" office:value="0.110657256">
                <text:p>0.110657256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0.38282296">
                <text:p>0.3828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8749177">
                <text:p>0.218749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22cm" svg:height="11.074cm" xlink:href=".." xlink:type="simple" chart:class="chart:line" chart:style-name="ch1">
        <chart:legend chart:legend-position="end" svg:x="13.889cm" svg:y="3.993cm" style:legend-expansion="high" chart:style-name="ch2"/>
        <chart:plot-area chart:style-name="ch3" table:cell-range-address="Hoja1.C3:Hoja1.C14 Hoja1.F3:Hoja1.F14 Hoja1.D3:Hoja1.D6 Hoja1.E3:Hoja1.E13 Hoja1.M3:Hoja1.M6 Hoja1.N3:Hoja1.N13 Hoja1.O3:Hoja1.O14" chart:data-source-has-labels="both" svg:x="0.382cm" svg:y="0.221cm" svg:width="13.125cm" svg:height="10.632cm">
          <chartooo:coordinate-region svg:x="1.665cm" svg:y="0.221cm" svg:width="11.701cm" svg:height="8.723cm"/>
          <chart:axis chart:dimension="x" chart:name="primary-x" chart:style-name="ch4" chartooo:axis-type="auto">
            <chartooo:date-scale/>
            <chart:categories table:cell-range-address="Hoja1.C4:Hoja1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4:Hoja1.F14" chart:label-cell-address="Hoja1.F3:Hoja1.F3" chart:class="chart:line">
            <chart:data-point chart:repeated="11"/>
          </chart:series>
          <chart:series chart:style-name="ch8" chart:values-cell-range-address="Hoja1.D4:Hoja1.D6" chart:label-cell-address="Hoja1.D3:Hoja1.D3" chart:class="chart:line">
            <chart:data-point chart:repeated="3"/>
          </chart:series>
          <chart:series chart:style-name="ch9" chart:values-cell-range-address="Hoja1.E4:Hoja1.E13" chart:label-cell-address="Hoja1.E3:Hoja1.E3" chart:class="chart:line">
            <chart:data-point chart:repeated="10"/>
          </chart:series>
          <chart:series chart:style-name="ch10" chart:values-cell-range-address="Hoja1.M4:Hoja1.M6" chart:label-cell-address="Hoja1.M3:Hoja1.M3" chart:class="chart:line">
            <chart:data-point chart:repeated="3"/>
          </chart:series>
          <chart:series chart:style-name="ch11" chart:values-cell-range-address="Hoja1.N4:Hoja1.N13" chart:label-cell-address="Hoja1.N3:Hoja1.N3" chart:class="chart:line">
            <chart:data-point chart:repeated="10"/>
          </chart:series>
          <chart:series chart:style-name="ch12" chart:values-cell-range-address="Hoja1.O4:Hoja1.O14" chart:label-cell-address="Hoja1.O3:Hoja1.O3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es Dinamicos PC</text:p>
                <draw:g>
                  <svg:desc>Hoja1.F3:Hoja1.F3</svg:desc>
                </draw:g>
              </table:table-cell>
              <table:table-cell office:value-type="string">
                <text:p>Vectores Locales PC</text:p>
                <draw:g>
                  <svg:desc>Hoja1.D3:Hoja1.D3</svg:desc>
                </draw:g>
              </table:table-cell>
              <table:table-cell office:value-type="string">
                <text:p>Vectores Globales PC</text:p>
                <draw:g>
                  <svg:desc>Hoja1.E3:Hoja1.E3</svg:desc>
                </draw:g>
              </table:table-cell>
              <table:table-cell office:value-type="string">
                <text:p>Vectores Locales ATC</text:p>
                <draw:g>
                  <svg:desc>Hoja1.M3:Hoja1.M3</svg:desc>
                </draw:g>
              </table:table-cell>
              <table:table-cell office:value-type="string">
                <text:p>Vectores Globales ATC</text:p>
                <draw:g>
                  <svg:desc>Hoja1.N3:Hoja1.N3</svg:desc>
                </draw:g>
              </table:table-cell>
              <table:table-cell office:value-type="string">
                <text:p>Vectores Dinámicos ATC</text:p>
                <draw:g>
                  <svg:desc>Hoja1.O3:Hoja1.O3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C4:Hoja1.C14</svg:desc>
                </draw:g>
              </table:table-cell>
              <table:table-cell office:value-type="float" office:value="0.000784934">
                <text:p>0.000784934</text:p>
                <draw:g>
                  <svg:desc>Hoja1.F4:Hoja1.F14</svg:desc>
                </draw:g>
              </table:table-cell>
              <table:table-cell office:value-type="float" office:value="0.000550342">
                <text:p>0.000550342</text:p>
                <draw:g>
                  <svg:desc>Hoja1.D4:Hoja1.D6</svg:desc>
                </draw:g>
              </table:table-cell>
              <table:table-cell office:value-type="float" office:value="0.000280399">
                <text:p>0.000280399</text:p>
                <draw:g>
                  <svg:desc>Hoja1.E4:Hoja1.E13</svg:desc>
                </draw:g>
              </table:table-cell>
              <table:table-cell office:value-type="float" office:value="0.000212966">
                <text:p>0.000212966</text:p>
                <draw:g>
                  <svg:desc>Hoja1.M4:Hoja1.M6</svg:desc>
                </draw:g>
              </table:table-cell>
              <table:table-cell office:value-type="float" office:value="0.000241495">
                <text:p>0.000241495</text:p>
                <draw:g>
                  <svg:desc>Hoja1.N4:Hoja1.N13</svg:desc>
                </draw:g>
              </table:table-cell>
              <table:table-cell office:value-type="float" office:value="0.00019912">
                <text:p>0.00019912</text:p>
                <draw:g>
                  <svg:desc>Hoja1.O4:Hoja1.O14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834084">
                <text:p>0.000834084</text:p>
              </table:table-cell>
              <table:table-cell office:value-type="float" office:value="0.000768422">
                <text:p>0.000768422</text:p>
              </table:table-cell>
              <table:table-cell office:value-type="float" office:value="0.000658054">
                <text:p>0.000658054</text:p>
              </table:table-cell>
              <table:table-cell office:value-type="float" office:value="0.00041493">
                <text:p>0.00041493</text:p>
              </table:table-cell>
              <table:table-cell office:value-type="float" office:value="0.000281041">
                <text:p>0.000281041</text:p>
              </table:table-cell>
              <table:table-cell office:value-type="float" office:value="0.000395574">
                <text:p>0.00039557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377549">
                <text:p>0.001377549</text:p>
              </table:table-cell>
              <table:table-cell office:value-type="float" office:value="0.00137092">
                <text:p>0.00137092</text:p>
              </table:table-cell>
              <table:table-cell office:value-type="float" office:value="0.001423681">
                <text:p>0.001423681</text:p>
              </table:table-cell>
              <table:table-cell office:value-type="float" office:value="0.000407191">
                <text:p>0.000407191</text:p>
              </table:table-cell>
              <table:table-cell office:value-type="float" office:value="0.000427231">
                <text:p>0.000427231</text:p>
              </table:table-cell>
              <table:table-cell office:value-type="float" office:value="0.000819644">
                <text:p>0.00081964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2715429">
                <text:p>0.002715429</text:p>
              </table:table-cell>
              <table:table-cell office:value-type="float" office:value="NaN">
                <text:p>NaN</text:p>
              </table:table-cell>
              <table:table-cell office:value-type="float" office:value="0.002724558">
                <text:p>0.002724558</text:p>
              </table:table-cell>
              <table:table-cell office:value-type="float" office:value="NaN">
                <text:p>NaN</text:p>
              </table:table-cell>
              <table:table-cell office:value-type="float" office:value="0.000901312">
                <text:p>0.000901312</text:p>
              </table:table-cell>
              <table:table-cell office:value-type="float" office:value="0.00118519">
                <text:p>0.0011851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5398744">
                <text:p>0.005398744</text:p>
              </table:table-cell>
              <table:table-cell office:value-type="float" office:value="NaN">
                <text:p>NaN</text:p>
              </table:table-cell>
              <table:table-cell office:value-type="float" office:value="0.005391079">
                <text:p>0.005391079</text:p>
              </table:table-cell>
              <table:table-cell office:value-type="float" office:value="NaN">
                <text:p>NaN</text:p>
              </table:table-cell>
              <table:table-cell office:value-type="float" office:value="0.001745551">
                <text:p>0.001745551</text:p>
              </table:table-cell>
              <table:table-cell office:value-type="float" office:value="0.002045793">
                <text:p>0.00204579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1044574">
                <text:p>0.01044574</text:p>
              </table:table-cell>
              <table:table-cell office:value-type="float" office:value="NaN">
                <text:p>NaN</text:p>
              </table:table-cell>
              <table:table-cell office:value-type="float" office:value="0.010600948">
                <text:p>0.010600948</text:p>
              </table:table-cell>
              <table:table-cell office:value-type="float" office:value="NaN">
                <text:p>NaN</text:p>
              </table:table-cell>
              <table:table-cell office:value-type="float" office:value="0.003254997">
                <text:p>0.003254997</text:p>
              </table:table-cell>
              <table:table-cell office:value-type="float" office:value="0.003643294">
                <text:p>0.003643294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020691915">
                <text:p>0.020691915</text:p>
              </table:table-cell>
              <table:table-cell office:value-type="float" office:value="NaN">
                <text:p>NaN</text:p>
              </table:table-cell>
              <table:table-cell office:value-type="float" office:value="0.020982145">
                <text:p>0.020982145</text:p>
              </table:table-cell>
              <table:table-cell office:value-type="float" office:value="NaN">
                <text:p>NaN</text:p>
              </table:table-cell>
              <table:table-cell office:value-type="float" office:value="0.006950998">
                <text:p>0.006950998</text:p>
              </table:table-cell>
              <table:table-cell office:value-type="float" office:value="0.006652596">
                <text:p>0.006652596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042286913">
                <text:p>0.042286913</text:p>
              </table:table-cell>
              <table:table-cell office:value-type="float" office:value="NaN">
                <text:p>NaN</text:p>
              </table:table-cell>
              <table:table-cell office:value-type="float" office:value="0.041381084">
                <text:p>0.041381084</text:p>
              </table:table-cell>
              <table:table-cell office:value-type="float" office:value="NaN">
                <text:p>NaN</text:p>
              </table:table-cell>
              <table:table-cell office:value-type="float" office:value="0.012847354">
                <text:p>0.012847354</text:p>
              </table:table-cell>
              <table:table-cell office:value-type="float" office:value="0.012839854">
                <text:p>0.012839854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0.082563823">
                <text:p>0.082563823</text:p>
              </table:table-cell>
              <table:table-cell office:value-type="float" office:value="NaN">
                <text:p>NaN</text:p>
              </table:table-cell>
              <table:table-cell office:value-type="float" office:value="0.085118115">
                <text:p>0.085118115</text:p>
              </table:table-cell>
              <table:table-cell office:value-type="float" office:value="NaN">
                <text:p>NaN</text:p>
              </table:table-cell>
              <table:table-cell office:value-type="float" office:value="0.055288089">
                <text:p>0.055288089</text:p>
              </table:table-cell>
              <table:table-cell office:value-type="float" office:value="0.052016561">
                <text:p>0.052016561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0.168164597">
                <text:p>0.168164597</text:p>
              </table:table-cell>
              <table:table-cell office:value-type="float" office:value="NaN">
                <text:p>NaN</text:p>
              </table:table-cell>
              <table:table-cell office:value-type="float" office:value="0.196364695">
                <text:p>0.196364695</text:p>
              </table:table-cell>
              <table:table-cell office:value-type="float" office:value="NaN">
                <text:p>NaN</text:p>
              </table:table-cell>
              <table:table-cell office:value-type="float" office:value="0.115089363">
                <text:p>0.115089363</text:p>
              </table:table-cell>
              <table:table-cell office:value-type="float" office:value="0.110657256">
                <text:p>0.110657256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0.38282296">
                <text:p>0.3828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8749177">
                <text:p>0.218749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